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table:align="margins"/>
    </style:style>
    <style:style style:name="表格1.A" style:family="table-column">
      <style:table-column-properties style:column-width="8.498cm" style:rel-column-width="32767*"/>
    </style:style>
    <style:style style:name="表格1.B" style:family="table-column">
      <style:table-column-properties style:column-width="8.5cm" style:rel-column-width="32768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6.999cm" table:align="margins"/>
    </style:style>
    <style:style style:name="表格2.A" style:family="table-column">
      <style:table-column-properties style:column-width="8.498cm" style:rel-column-width="32767*"/>
    </style:style>
    <style:style style:name="表格2.B" style:family="table-column">
      <style:table-column-properties style:column-width="8.5cm" style:rel-column-width="32768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6.999cm" table:align="margins"/>
    </style:style>
    <style:style style:name="表格3.A" style:family="table-column">
      <style:table-column-properties style:column-width="16.999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6.999cm" table:align="margins"/>
    </style:style>
    <style:style style:name="表格4.A" style:family="table-column">
      <style:table-column-properties style:column-width="16.999cm" style:rel-column-width="65535*"/>
    </style:style>
    <style:style style:name="表格4.A1" style:family="table-cell">
      <style:table-cell-properties fo:padding="0.097cm" fo:border="0.05pt solid #000000"/>
    </style:style>
    <style:style style:name="表格5" style:family="table">
      <style:table-properties style:width="16.999cm" table:align="margins"/>
    </style:style>
    <style:style style:name="表格5.A" style:family="table-column">
      <style:table-column-properties style:column-width="8.498cm" style:rel-column-width="32767*"/>
    </style:style>
    <style:style style:name="表格5.B" style:family="table-column">
      <style:table-column-properties style:column-width="8.5cm" style:rel-column-width="32768*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72pt" fo:font-weight="bold" style:font-size-asian="72pt" style:font-weight-asian="bold" style:font-size-complex="72pt"/>
    </style:style>
    <style:style style:name="P4" style:family="paragraph" style:parent-style-name="Standard">
      <style:text-properties style:language-asian="zh" style:country-asian="TW"/>
    </style:style>
    <style:style style:name="P5" style:family="paragraph" style:parent-style-name="Standard">
      <style:paragraph-properties fo:text-align="end" style:justify-single-word="false"/>
      <style:text-properties style:language-asian="zh" style:country-asian="TW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style:font-size-asian="10pt" style:language-asian="zh" style:country-asian="TW" style:font-weight-asian="bold" style:font-size-complex="10pt" style:font-weight-complex="bold"/>
    </style:style>
    <style:style style:name="P9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000000" fo:font-size="12pt" fo:font-style="normal" fo:font-weight="normal" style:font-size-asian="12pt" style:language-asian="zh" style:country-asian="TW" style:font-style-asian="normal" style:font-weight-asian="normal" style:font-size-complex="12pt" style:font-style-complex="normal" style:font-weight-complex="normal"/>
    </style:style>
    <style:style style:name="P11" style:family="paragraph" style:parent-style-name="Table_20_Contents">
      <style:text-properties style:language-asian="zh" style:country-asian="TW"/>
    </style:style>
    <style:style style:name="P12" style:family="paragraph" style:parent-style-name="Table_20_Contents">
      <style:paragraph-properties fo:text-align="end" style:justify-single-word="false"/>
      <style:text-properties style:language-asian="zh" style:country-asian="TW"/>
    </style:style>
    <style:style style:name="P1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14" style:family="paragraph" style:parent-style-name="Table_20_Contents">
      <style:text-properties fo:color="#c0c0c0" fo:font-style="italic" style:language-asian="zh" style:country-asian="TW" style:font-style-asian="italic" style:font-style-complex="italic"/>
    </style:style>
    <style:style style:name="P15" style:family="paragraph" style:parent-style-name="Standard">
      <style:text-properties fo:font-size="10pt" fo:font-weight="bold" style:font-size-asian="10pt" style:language-asian="zh" style:country-asian="TW" style:font-weight-asian="bold" style:font-size-complex="10pt" style:font-weight-complex="bold"/>
    </style:style>
    <style:style style:name="T1" style:family="text">
      <style:text-properties style:font-name-asian="Calibri" style:font-name-complex="Calibri"/>
    </style:style>
    <style:style style:name="T2" style:family="text">
      <style:text-properties style:language-asian="zh" style:country-asian="TW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0pt" style:language-asian="zh" style:country-asian="TW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bold" style:font-size-asian="10pt" style:language-asian="zh" style:country-asian="TW" style:font-weight-asian="bold" style:font-size-complex="10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font-size-asian="12pt" style:language-asian="zh" style:country-asian="TW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報名表</text:p>
      <text:p text:style-name="P2">(將以下表格<text:span text:style-name="T2">以email</text:span>寄至howareyou1129@hotmail.com)</text:p>
      <text:p text:style-name="Standard"/>
      <text:p text:style-name="P1">報名資料</text:p>
      <text:p text:style-name="P8">以下資料僅部份公開。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5"><text:span text:style-name="T5">(不公開)</text:span><text:span text:style-name="T3"> </text:span>姓名</text:p>
          </table:table-cell>
          <table:table-cell table:style-name="表格1.B1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6"><text:span text:style-name="T6">(不公開)</text:span><text:span text:style-name="T4"> </text:span>電話</text:p>
          </table:table-cell>
          <table:table-cell table:style-name="表格1.B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6"><text:span text:style-name="T6">(不公開)</text:span><text:span text:style-name="T4"> </text:span>遊戲帳號</text:p>
          </table:table-cell>
          <table:table-cell table:style-name="表格1.B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6"><text:span text:style-name="T6">(不公開) </text:span>MSN or Yahoo</text:p>
          </table:table-cell>
          <table:table-cell table:style-name="表格1.B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6"><text:span text:style-name="T6">(不公開)</text:span><text:span text:style-name="T4"> </text:span>聯絡信箱</text:p>
          </table:table-cell>
          <table:table-cell table:style-name="表格1.B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5">FaceBook網址</text:p>
          </table:table-cell>
          <table:table-cell table:style-name="表格1.B2" office:value-type="string">
            <text:p text:style-name="P11">http://</text:p>
          </table:table-cell>
        </table:table-row>
        <table:table-row>
          <table:table-cell table:style-name="表格1.A2" office:value-type="string">
            <text:p text:style-name="P5">本人同意FaceBook 願意公開網址</text:p>
          </table:table-cell>
          <table:table-cell table:style-name="表格1.B2" office:value-type="string">
            <text:p text:style-name="P10">願意</text:p>
          </table:table-cell>
        </table:table-row>
      </table:table>
      <text:p text:style-name="Standard"/>
      <text:p text:style-name="P4"/>
      <text:p text:style-name="P1">公開資料</text:p>
      <text:p text:style-name="P7">以下為公開資料，報名後將由工作人員轉貼至論壇活動專區。</text:p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6">暱稱</text:p>
          </table:table-cell>
          <table:table-cell table:style-name="表格2.B1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P6">伺服器</text:p>
          </table:table-cell>
          <table:table-cell table:style-name="表格2.B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P6">角色名稱</text:p>
          </table:table-cell>
          <table:table-cell table:style-name="表格2.B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P6">等級</text:p>
          </table:table-cell>
          <table:table-cell table:style-name="表格2.B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P12">職業</text:p>
          </table:table-cell>
          <table:table-cell table:style-name="表格2.B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P12">生日</text:p>
          </table:table-cell>
          <table:table-cell table:style-name="表格2.B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P12">居住城市</text:p>
          </table:table-cell>
          <table:table-cell table:style-name="表格2.B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P12">每天玩《暗黑破壞神III》的時數</text:p>
          </table:table-cell>
          <table:table-cell table:style-name="表格2.B2" office:value-type="string">
            <text:p text:style-name="Table_20_Contents"/>
          </table:table-cell>
        </table:table-row>
        <table:table-row>
          <table:table-cell table:style-name="表格2.B2" table:number-columns-spanned="2" office:value-type="string">
            <text:p text:style-name="P13">自我介紹</text:p>
          </table:table-cell>
          <table:covered-table-cell/>
        </table:table-row>
        <table:table-row>
          <table:table-cell table:style-name="表格2.B2" table:number-columns-spanned="2" office:value-type="string">
            <text:p text:style-name="P11"/>
            <text:p text:style-name="P11"/>
            <text:p text:style-name="P11"/>
            <text:p text:style-name="P11"/>
          </table:table-cell>
          <table:covered-table-cell/>
        </table:table-row>
      </table:table>
      <text:p text:style-name="Standard"/>
      <text:p text:style-name="P9">玩暗黑破壞神的心得分享<text:span text:style-name="T7">(5%)</text:span></text:p>
      <text:p text:style-name="P7"><text:span text:style-name="T2">有寫至少拿5分</text:span>。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9"><text:soft-page-break/></text:p>
      <text:p text:style-name="P9">影片<text:span text:style-name="T8">(10%)</text:span></text:p>
      <text:p text:style-name="P7">加分用，請在票選活動開始之前將影片寄給工作人員，佔10分。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Standard">請將影片<text:span text:style-name="T2">上傳至 youtube 並將連結貼至於此連同本報名表一同寄出。</text:span></text:p>
          </table:table-cell>
        </table:table-row>
      </table:table>
      <text:p text:style-name="Standard"/>
      <text:p text:style-name="Standard"/>
      <text:p text:style-name="P1">照片<text:span text:style-name="T8">(16% x 4)</text:span></text:p>
      <text:p text:style-name="P8">請附上至少4張照片，並註明要使用在何種分數，建議每種系列可提供3張照片。</text:p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6">氣質分數 (5天票選時間<text:span text:style-name="T2">)</text:span><text:span text:style-name="T1"> </text:span>16%</text:p>
          </table:table-cell>
          <table:table-cell table:style-name="表格5.B1" office:value-type="string">
            <text:p text:style-name="P14">照片A</text:p>
            <text:p text:style-name="P14">照片B</text:p>
            <text:p text:style-name="P14">照片C</text:p>
          </table:table-cell>
        </table:table-row>
        <table:table-row>
          <table:table-cell table:style-name="表格5.A2" office:value-type="string">
            <text:p text:style-name="P6">萌系分數 (5天票選時間) 16%</text:p>
          </table:table-cell>
          <table:table-cell table:style-name="表格5.B2" office:value-type="string">
            <text:p text:style-name="P14">照片A</text:p>
            <text:p text:style-name="P14">照片B</text:p>
            <text:p text:style-name="P14">照片C</text:p>
          </table:table-cell>
        </table:table-row>
        <table:table-row>
          <table:table-cell table:style-name="表格5.A2" office:value-type="string">
            <text:p text:style-name="P6">性感分數 (5天票選時間) 16%</text:p>
          </table:table-cell>
          <table:table-cell table:style-name="表格5.B2" office:value-type="string">
            <text:p text:style-name="P14">照片A</text:p>
            <text:p text:style-name="P14">照片B</text:p>
            <text:p text:style-name="P14">照片C</text:p>
          </table:table-cell>
        </table:table-row>
        <table:table-row>
          <table:table-cell table:style-name="表格5.A2" office:value-type="string">
            <text:p text:style-name="P6">活潑分數 (5天票選時間) 16%</text:p>
          </table:table-cell>
          <table:table-cell table:style-name="表格5.B2" office:value-type="string">
            <text:p text:style-name="P14">照片A</text:p>
            <text:p text:style-name="P14">照片B</text:p>
            <text:p text:style-name="P14">照片C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1S</meta:editing-duration>
    <meta:editing-cycles>5</meta:editing-cycles>
    <meta:generator>LibreOffice/3.5$Windows_x86 LibreOffice_project/165a79a-7059095-e13bb37-fef39a4-9503d18</meta:generator>
    <dc:date>2012-07-15T15:22:42.51</dc:date>
    <meta:document-statistic meta:table-count="5" meta:image-count="0" meta:object-count="0" meta:page-count="2" meta:paragraph-count="47" meta:word-count="114" meta:character-count="464" meta:non-whitespace-character-count="491"/>
    <meta:user-defined meta:name="Info 1"/>
    <meta:user-defined meta:name="Info 2"/>
    <meta:user-defined meta:name="Info 3"/>
    <meta:user-defined meta:name="Info 4"/>
  </office:meta>
</office:document-meta>
</file>